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Cascadia Code" svg:font-family="'Cascadia Code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111111" fo:font-size="14pt" fo:font-weight="bold" style:font-weight-asian="bold" style:font-weight-complex="bold"/>
    </style:style>
    <style:style style:name="P2" style:family="paragraph" style:parent-style-name="Standard">
      <style:paragraph-properties style:line-height-at-least="0.503cm"/>
      <style:text-properties fo:color="#111111" fo:font-size="16pt"/>
    </style:style>
    <style:style style:name="P3" style:family="paragraph" style:parent-style-name="Standard">
      <style:paragraph-properties style:line-height-at-least="0.503cm" fo:text-align="center" style:justify-single-word="false"/>
      <style:text-properties fo:color="#111111" fo:font-size="16pt" fo:font-weight="normal" officeooo:rsid="000d6fb3" officeooo:paragraph-rsid="000d6fb3" style:font-weight-asian="normal" style:font-weight-complex="normal"/>
    </style:style>
    <style:style style:name="P4" style:family="paragraph" style:parent-style-name="Standard">
      <style:paragraph-properties style:line-height-at-least="0.503cm"/>
      <style:text-properties fo:color="#111111" fo:font-size="16pt" fo:font-weight="bold" style:font-weight-asian="bold" style:font-weight-complex="bold"/>
    </style:style>
    <style:style style:name="P5" style:family="paragraph" style:parent-style-name="Standard">
      <style:paragraph-properties style:line-height-at-least="0.503cm" fo:text-align="center" style:justify-single-word="false"/>
      <style:text-properties fo:color="#111111" fo:font-size="16pt" fo:font-weight="bold" style:font-weight-asian="bold" style:font-weight-complex="bold"/>
    </style:style>
    <style:style style:name="P6" style:family="paragraph" style:parent-style-name="Standard">
      <style:paragraph-properties style:line-height-at-least="0.503cm"/>
      <style:text-properties fo:color="#111111" fo:font-size="18pt"/>
    </style:style>
    <style:style style:name="P7" style:family="paragraph" style:parent-style-name="Standard">
      <style:paragraph-properties style:line-height-at-least="0.503cm"/>
      <style:text-properties fo:color="#111111" fo:font-size="18pt" fo:font-weight="bold" style:font-weight-asian="bold" style:font-weight-complex="bold"/>
    </style:style>
    <style:style style:name="P8" style:family="paragraph" style:parent-style-name="Standard">
      <style:paragraph-properties style:line-height-at-least="0.503cm"/>
      <style:text-properties fo:color="#111111" style:font-name="Cascadia Code" fo:font-size="10pt" fo:font-weight="normal" style:font-weight-asian="normal" style:font-weight-complex="normal"/>
    </style:style>
    <style:style style:name="P9" style:family="paragraph" style:parent-style-name="Standard">
      <style:paragraph-properties style:line-height-at-least="0.503cm"/>
      <style:text-properties fo:color="#111111" style:font-name="Cascadia Code" fo:font-size="10pt"/>
    </style:style>
    <style:style style:name="P10" style:family="paragraph" style:parent-style-name="Standard">
      <style:paragraph-properties style:line-height-at-least="0.503cm"/>
      <style:text-properties fo:color="#111111" style:font-name="Cascadia Code" fo:font-size="10pt" officeooo:paragraph-rsid="000e6f76"/>
    </style:style>
    <style:style style:name="P11" style:family="paragraph" style:parent-style-name="Standard">
      <style:paragraph-properties style:line-height-at-least="0.503cm"/>
      <style:text-properties fo:color="#111111" style:font-name="Cascadia Code" fo:font-size="10pt" officeooo:paragraph-rsid="0010a944"/>
    </style:style>
    <style:style style:name="P12" style:family="paragraph" style:parent-style-name="Standard">
      <style:paragraph-properties style:line-height-at-least="0.503cm"/>
      <style:text-properties fo:color="#111111" fo:font-size="10pt"/>
    </style:style>
    <style:style style:name="P13" style:family="paragraph" style:parent-style-name="Standard">
      <style:paragraph-properties style:line-height-at-least="0.503cm"/>
      <style:text-properties fo:color="#111111" fo:font-size="12pt" fo:font-weight="bold" style:font-weight-asian="bold" style:font-weight-complex="bold"/>
    </style:style>
    <style:style style:name="P14" style:family="paragraph" style:parent-style-name="Standard">
      <style:paragraph-properties style:line-height-at-least="0.503cm"/>
      <style:text-properties fo:color="#111111" fo:font-size="12pt"/>
    </style:style>
    <style:style style:name="P15" style:family="paragraph" style:parent-style-name="Standard">
      <style:paragraph-properties style:line-height-at-least="0.503cm"/>
      <style:text-properties fo:color="#111111" fo:font-size="12pt" officeooo:rsid="0011f687" officeooo:paragraph-rsid="0011f687"/>
    </style:style>
    <style:style style:name="P16" style:family="paragraph" style:parent-style-name="Standard">
      <style:paragraph-properties style:line-height-at-least="0.503cm"/>
      <style:text-properties fo:color="#00a933" style:font-name="Cascadia Code" fo:font-size="10pt"/>
    </style:style>
    <style:style style:name="P17" style:family="paragraph" style:parent-style-name="Standard">
      <style:paragraph-properties style:line-height-at-least="0.503cm"/>
      <style:text-properties fo:color="#ff0000" style:font-name="Cascadia Code" fo:font-size="10pt"/>
    </style:style>
    <style:style style:name="T1" style:family="text">
      <style:text-properties officeooo:rsid="000d6fb3"/>
    </style:style>
    <style:style style:name="T2" style:family="text">
      <style:text-properties fo:font-size="14pt" officeooo:rsid="000d6fb3"/>
    </style:style>
    <style:style style:name="T3" style:family="text">
      <style:text-properties style:font-name="Cascadia Code"/>
    </style:style>
    <style:style style:name="T4" style:family="text">
      <style:text-properties style:font-name="Cascadia Code" fo:font-weight="normal" style:font-weight-asian="normal" style:font-weight-complex="normal"/>
    </style:style>
    <style:style style:name="T5" style:family="text">
      <style:text-properties fo:color="#00a933"/>
    </style:style>
    <style:style style:name="T6" style:family="text">
      <style:text-properties officeooo:rsid="000ff9a9"/>
    </style:style>
    <style:style style:name="T7" style:family="text">
      <style:text-properties fo:font-size="12pt" officeooo:rsid="000d6fb3"/>
    </style:style>
    <style:style style:name="T8" style:family="text">
      <style:text-properties fo:color="#2a6099"/>
    </style:style>
    <style:style style:name="T9" style:family="text">
      <style:text-properties fo:color="#ff0000"/>
    </style:style>
    <style:style style:name="T1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S347 Quiz 3 (take home) submission</text:p>
      <text:p text:style-name="P3">Abhijeet Prasad Bodas</text:p>
      <text:p text:style-name="P3">190100004</text:p>
      <text:p text:style-name="P3"/>
      <text:p text:style-name="P3"/>
      <text:p text:style-name="P5">Problem statement <text:span text:style-name="T7">(Q25 from practice problems)</text:span></text:p>
      <text:p text:style-name="P14">Consider a scenario where a bus picks up waiting passengers from a bus stop periodically. The</text:p>
      <text:p text:style-name="P14">bus has a capacity of <text:span text:style-name="T3">K</text:span>. The bus arrives at the bus stop, allows up to <text:span text:style-name="T3">K</text:span> waiting passengers (fewer</text:p>
      <text:p text:style-name="P14">if less than <text:span text:style-name="T3">K</text:span> are waiting) to board, and then departs. Passengers have to wait for the bus to arrive</text:p>
      <text:p text:style-name="P14">and then board it. Passengers who arrive at the bus stop after the bus has arrived should not be</text:p>
      <text:p text:style-name="P14">allowed to board, and should wait for the next time the bus arrives. The bus and passengers are</text:p>
      <text:p text:style-name="P14">represented by threads in a program. The passenger thread should call the function <text:span text:style-name="T3">board()</text:span> after</text:p>
      <text:p text:style-name="P14">the passenger has boarded and the bus should invoke <text:span text:style-name="T3">depart() </text:span>when it has boarded the desired</text:p>
      <text:p text:style-name="P14">number of passengers and is ready to depart.</text:p>
      <text:p text:style-name="P12"/>
      <text:p text:style-name="P14">The threads share the following variables, none of which are implicitly updated by functions like</text:p>
      <text:p text:style-name="P12"><text:span text:style-name="T3">board()</text:span> or <text:span text:style-name="T3">depart()</text:span>.</text:p>
      <text:p text:style-name="P12"/>
      <text:p text:style-name="P8">mutex = semaphore initialized to 1.</text:p>
      <text:p text:style-name="P8">bus_arrived = semaphore initialized to 0.</text:p>
      <text:p text:style-name="P8">passenger_boarded = semaphore initialized to 0.</text:p>
      <text:p text:style-name="P12"><text:span text:style-name="T4">waiting_count = integer initialized to 0.</text:span></text:p>
      <text:p text:style-name="P12"/>
      <text:p text:style-name="P14">Below is given synchronized code for the passenger thread. You should not modify this in any</text:p>
      <text:p text:style-name="P14">way.</text:p>
      <text:p text:style-name="P12"/>
      <text:p text:style-name="P9">down(mutex)</text:p>
      <text:p text:style-name="P9">waiting_count++</text:p>
      <text:p text:style-name="P9">up(mutex)</text:p>
      <text:p text:style-name="P9">down(bus_arrived)</text:p>
      <text:p text:style-name="P9">board()</text:p>
      <text:p text:style-name="P9">up(passenger_boarded)</text:p>
      <text:p text:style-name="P12"/>
      <text:p text:style-name="P14">Write down the corresponding synchronized code for the bus thread that achieves the correct</text:p>
      <text:p text:style-name="P14">behavior specified above. The bus should board the correct number of passengers, based on its</text:p>
      <text:p text:style-name="P14">capacity and the number of those waiting. The bus should correctly board these passengers by</text:p>
      <text:p text:style-name="P14">calling up/down on the semaphores suitably. The bus code should also update waiting count as</text:p>
      <text:p text:style-name="P14">required. Once boarding completes, the bus thread should call <text:span text:style-name="T3">depart()</text:span>. You can use any extra</text:p>
      <text:p text:style-name="P14">local variables in the code of the bus thread, like integers, loop indices and so on. However, you</text:p>
      <text:p text:style-name="P14">must not use any other extra synchronization primitives.</text:p>
      <text:p text:style-name="P12"/>
      <text:p text:style-name="P2">Correct code using semaphores</text:p>
      <text:p text:style-name="P12"/>
      <text:p text:style-name="P9">down(mutex)</text:p>
      <text:p text:style-name="P9">int num_passengers = 0</text:p>
      <text:p text:style-name="P9">while (waiting_count &gt;= 0 &amp;&amp; num_passengers &lt;= K) {</text:p>
      <text:p text:style-name="P9"><text:s text:c="4"/>num_passengers++</text:p>
      <text:p text:style-name="P9"><text:s text:c="4"/>waiting_count--</text:p>
      <text:p text:style-name="P9"><text:s text:c="4"/>up(bus_arrived)</text:p>
      <text:p text:style-name="P9"><text:soft-page-break/><text:s text:c="4"/>down(passenger_boarded)</text:p>
      <text:p text:style-name="P9">}</text:p>
      <text:p text:style-name="P9">depart()</text:p>
      <text:p text:style-name="P9">up(mutex)</text:p>
      <text:p text:style-name="P9"/>
      <text:p text:style-name="P12"/>
      <text:p text:style-name="P6">Interleavings</text:p>
      <text:p text:style-name="P14"/>
      <text:p text:style-name="P15">(Red = passenger code, Green = bus code)</text:p>
      <text:p text:style-name="P12"/>
      <text:p text:style-name="P13">Passengers coming after bus arrived are rejected</text:p>
      <text:p text:style-name="P12"/>
      <text:p text:style-name="P9">// ...</text:p>
      <text:p text:style-name="P9"><text:s text:c="4"/><text:span text:style-name="T5">down(mutex) // mutex = -1</text:span></text:p>
      <text:p text:style-name="P9"><text:span text:style-name="T9">down(mutex)</text:span> // passengers coming after the bus are kept waiting</text:p>
      <text:p text:style-name="P9">.</text:p>
      <text:p text:style-name="P9">.</text:p>
      <text:p text:style-name="P9">.</text:p>
      <text:p text:style-name="P9"><text:s text:c="4"/><text:span text:style-name="T5">up(mutex) <text:s text:c="2"/>// bus leaves</text:span></text:p>
      <text:p text:style-name="P17">waiting_count++</text:p>
      <text:p text:style-name="P11"><text:span text:style-name="T9">up(mutex) </text:span><text:s text:c="6"/>// This will wake up another passenger which was kept waiting <text:s/><text:tab/><text:tab/> <text:s text:c="3"/>// because he came after bus had arrived</text:p>
      <text:p text:style-name="P9">// ...</text:p>
      <text:p text:style-name="P9"/>
      <text:p text:style-name="P12"/>
      <text:p text:style-name="P1">Only upto K passengers allowed to board once</text:p>
      <text:p text:style-name="P12"/>
      <text:p text:style-name="P9">// ...</text:p>
      <text:p text:style-name="P9"><text:span text:style-name="T9">down(bus_arrived)</text:span> // Assume this is the K+1 passenger who is waiting, and now bus <text:tab/><text:tab/><text:tab/>// arrives</text:p>
      <text:p text:style-name="P9"><text:s text:c="4"/><text:span text:style-name="T5">down(mutex)</text:span> <text:s/>// Stop new passengers, `waiting_count` cannot increase now</text:p>
      <text:p text:style-name="P9"><text:s text:c="4"/><text:span text:style-name="T5">int num_passengers = 0</text:span></text:p>
      <text:p text:style-name="P16"><text:s text:c="4"/>while (waiting_count &gt;= 0 &amp;&amp; num_passengers &lt;= K) {</text:p>
      <text:p text:style-name="P16"><text:s text:c="8"/>num_passengers++</text:p>
      <text:p text:style-name="P16"><text:s text:c="8"/>waiting_count--</text:p>
      <text:p text:style-name="P16"><text:s text:c="8"/>up(bus_arrived) // Wake up one waiting passenger</text:p>
      <text:p text:style-name="P16"><text:s text:c="8"/>down(passenger_boarded) // Wait for him to board() the bus</text:p>
      <text:p text:style-name="P16"><text:s text:c="4"/>}</text:p>
      <text:p text:style-name="P10"><text:s text:c="4"/>// As can be seen, the bus wakes up only upto `K` waiting <text:s text:c="4"/></text:p>
      <text:p text:style-name="P10"><text:s text:c="4"/>// passengers because of the loop condition</text:p>
      <text:p text:style-name="P9">// ..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soft-page-break/>Incorrect code using semaphores (1)</text:p>
      <text:p text:style-name="P12"/>
      <text:p text:style-name="P9"/>
      <text:p text:style-name="P9">int num_passengers = 0</text:p>
      <text:p text:style-name="P9">while (waiting_count &gt;= 0 &amp;&amp; num_passengers &lt;= K) {</text:p>
      <text:p text:style-name="P9"><text:s text:c="4"/>num_passengers++</text:p>
      <text:p text:style-name="P9"/>
      <text:p text:style-name="P9"><text:s text:c="4"/>down(mutex)</text:p>
      <text:p text:style-name="P9"><text:s text:c="4"/>waiting_count--</text:p>
      <text:p text:style-name="P9"><text:s text:c="4"/>up(mutex)</text:p>
      <text:p text:style-name="P9"/>
      <text:p text:style-name="P9"><text:s text:c="4"/>up(bus_arrived)</text:p>
      <text:p text:style-name="P9"><text:s text:c="4"/>down(passenger_boarded)</text:p>
      <text:p text:style-name="P9">}</text:p>
      <text:p text:style-name="P9">depart()</text:p>
      <text:p text:style-name="P12"/>
      <text:p text:style-name="P12"/>
      <text:p text:style-name="P14">Consider the follow interleaving:</text:p>
      <text:p text:style-name="P12"/>
      <text:p text:style-name="P12"/>
      <text:p text:style-name="P16"><text:s text:c="4"/>// Bus arrives</text:p>
      <text:p text:style-name="P16"><text:s text:c="4"/>int num_passengers = 0</text:p>
      <text:p text:style-name="P16"><text:s text:c="4"/>while (waiting_count &gt;= 0 &amp;&amp; num_passengers &lt;= K) {</text:p>
      <text:p text:style-name="P16"><text:s text:c="8"/>num_passengers++</text:p>
      <text:p text:style-name="P17">down(mutex)</text:p>
      <text:p text:style-name="P17">waiting_count++</text:p>
      <text:p text:style-name="P17">up(mutex)</text:p>
      <text:p text:style-name="P9"><text:s text:c="4"/><text:span text:style-name="T5">down(mutex)</text:span></text:p>
      <text:p text:style-name="P16"><text:s text:c="4"/>waiting_count--</text:p>
      <text:p text:style-name="P16"><text:s text:c="4"/>up(mutex)</text:p>
      <text:p text:style-name="P10"><text:s text:c="4"/>// In this scenario, the bus will end up taking in even those <text:s/></text:p>
      <text:p text:style-name="P10"><text:s text:c="4"/>// passengers which came after the bus arrived, because the bus </text:p>
      <text:p text:style-name="P10"><text:s text:c="4"/>// does not acquire the mutex lock just after it arrives</text:p>
      <text:p text:style-name="P9">// ...</text:p>
      <text:p text:style-name="P9"/>
      <text:p text:style-name="P12"/>
      <text:p text:style-name="P4">Incorrect code using semaphores (2)</text:p>
      <text:p text:style-name="P12"/>
      <text:p text:style-name="P9"/>
      <text:p text:style-name="P9">down(mutex)</text:p>
      <text:p text:style-name="P9">int num_passengers = 0</text:p>
      <text:p text:style-name="P9">while (waiting_count &gt;= 0 &amp;&amp; num_passengers &lt;= K) {</text:p>
      <text:p text:style-name="P9"><text:s text:c="4"/>num_passengers++</text:p>
      <text:p text:style-name="P9"><text:s text:c="4"/>waiting_count--</text:p>
      <text:p text:style-name="P9"><text:s text:c="4"/>down(passenger_boarded) // The order of these</text:p>
      <text:p text:style-name="P9"><text:s text:c="4"/>up(bus_arrived) <text:s text:c="8"/>// two lines has been interchanges</text:p>
      <text:p text:style-name="P9">}</text:p>
      <text:p text:style-name="P9">depart()</text:p>
      <text:p text:style-name="P9">up(mutex)</text:p>
      <text:p text:style-name="P12"/>
      <text:p text:style-name="P12"><text:soft-page-break/></text:p>
      <text:p text:style-name="P14">The above code will cause a <text:span text:style-name="T10">deadlock</text:span>, because the bus will wait for the passenger to `board()`, and the passenger will wait for the bus to arrive.</text:p>
      <text:p text:style-name="P12"/>
      <text:p text:style-name="P4">Correct code using condition variables</text:p>
      <text:p text:style-name="P12"/>
      <text:p text:style-name="P14">Assuming the same variables as earlier. The given passenger code can be written using condition variables as:</text:p>
      <text:p text:style-name="P12"/>
      <text:p text:style-name="P12"/>
      <text:p text:style-name="P9">lock(mutex)</text:p>
      <text:p text:style-name="P9">waiting_count++</text:p>
      <text:p text:style-name="P9">unlock(mutex)</text:p>
      <text:p text:style-name="P9">wait(bus_arrived) <text:s text:c="2"/>// There is no condition to check before waiting</text:p>
      <text:p text:style-name="P9">board()</text:p>
      <text:p text:style-name="P9">signal(passenger_boarded)</text:p>
      <text:p text:style-name="P9"/>
      <text:p text:style-name="P12"/>
      <text:p text:style-name="P14">The correct bus code will be:</text:p>
      <text:p text:style-name="P12"/>
      <text:p text:style-name="P9"/>
      <text:p text:style-name="P9">lock(mutex)</text:p>
      <text:p text:style-name="P9">int num_passengers = 0</text:p>
      <text:p text:style-name="P9">while (waiting_count &gt;= 0 &amp;&amp; num_passengers &lt;= K) {</text:p>
      <text:p text:style-name="P9"><text:s text:c="4"/>num_passengers++</text:p>
      <text:p text:style-name="P9"><text:s text:c="4"/>waiting_count--</text:p>
      <text:p text:style-name="P9"><text:s text:c="4"/>signal(bus_arrived)</text:p>
      <text:p text:style-name="P9"><text:s text:c="4"/>wait(passenger_boarded)</text:p>
      <text:p text:style-name="P9">}</text:p>
      <text:p text:style-name="P9">depart()</text:p>
      <text:p text:style-name="P9">lock(mutex)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Cascadia Code" svg:font-family="'Cascadia Code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mr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mr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0T15:34:29.472577037</meta:creation-date>
    <dc:date>2022-04-10T15:56:57.616350854</dc:date>
    <meta:editing-duration>PT22M31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4" meta:paragraph-count="128" meta:word-count="708" meta:character-count="4696" meta:non-whitespace-character-count="3899"/>
  </office:meta>
</office:document-meta>
</file>